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fo:line-height="129%" fo:text-align="center" style:justify-single-word="false" style:writing-mode="lr-tb"/>
      <style:text-properties fo:font-variant="normal" fo:text-transform="none" fo:color="#000000" style:text-line-through-style="none" style:font-name="Calibri" fo:font-size="2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282cm" fo:line-height="129%" fo:text-align="justify" style:justify-single-word="false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254e258-7fff-d5d6-2502-022fdebcad0b"/>Scénario utilisateur de </text:p>
      <text:p text:style-name="P1">« Renseigner tous les arrêts »</text:p>
      <text:p text:style-name="Text_20_body"/>
      <text:p text:style-name="P2">Une fois le début et la fin de parcours renseigné il est emmené sur la page ou on lui demande de renseigner tous les arrêts qu’il doit faire.</text:p>
      <text:p text:style-name="P2">Un formulaire l’invite à rentrer les différentes destinations et les valider au fur et à mesure. Un bouton “Calculer” en dessous est présent afin de lancer le calcul. Une fois fait s’affiche en dessous la liste des arrêts dans l’ordre le plus judicieu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cottenceau</meta:initial-creator>
    <meta:creation-date>2021-05-03T14:13:25.23</meta:creation-date>
    <dc:date>2021-05-03T14:14:21.53</dc:date>
    <dc:creator>thomas cottenceau</dc:creator>
    <meta:editing-duration>PT57S</meta:editing-duration>
    <meta:editing-cycles>1</meta:editing-cycles>
    <meta:generator>OpenOffice/4.1.9$Win32 OpenOffice.org_project/419m1$Build-9805</meta:generator>
    <meta:document-statistic meta:table-count="0" meta:image-count="0" meta:object-count="0" meta:page-count="1" meta:paragraph-count="4" meta:word-count="80" meta:character-count="448"/>
  </office:meta>
</office:document-meta>
</file>